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family="text" style:name="T1" style:display-name="T1">
      <style:text-properties fo:font-weight="bold"/>
    </style:style>
    <style:style style:family="text" style:name="T2" style:display-name="T2">
      <style:text-properties fo:color="#000000" style:font-name="Arial" fo:font-size="9.89999961853027pt" fo:font-weight="normal" fo:text-transform="none"/>
    </style:style>
    <style:style style:family="text" style:name="T3" style:display-name="T3">
      <style:text-properties fo:color="#1155cc" style:text-underline-type="single" style:font-name="Arial" fo:font-size="9.89999961853027pt" fo:font-weight="normal" fo:text-transform="none"/>
    </style:style>
    <style:style style:family="paragraph" style:name="P9" style:display-name="P9" style:list-style-name="L3">
      <style:paragraph-properties fo:text-indent="0.000000cm" fo:line-height="114%" fo:background-color="transparent" fo:margin-left="0.748030cm" fo:margin-top="0in" fo:margin-bottom="0in" style:writing-mode="lr"/>
      <style:text-properties fo:color="#000000" style:font-name="Arial" fo:font-size="9.89999961853027pt" fo:language="en" fo:country="US" fo:font-weight="normal" fo:text-transform="none"/>
    </style:style>
    <style:style style:family="paragraph" style:name="P20" style:display-name="P20" style:parent-style-name="Text-body">
      <style:paragraph-properties fo:text-indent="0.5in" fo:line-height="114%" fo:background-color="transparent" fo:margin-left="0.5in" fo:margin-right="0in" fo:margin-top="0in" fo:margin-bottom="0in" style:writing-mode="lr"/>
      <style:text-properties fo:color="#000000" style:font-name="Arial" fo:font-size="9.89999961853027pt" fo:font-weight="normal" fo:text-transform="none"/>
    </style:style>
    <style:style style:family="paragraph" style:name="P10" style:display-name="P10" style:list-style-name="L3">
      <style:paragraph-properties fo:text-indent="0.000000cm" fo:line-height="114%" fo:background-color="transparent" fo:margin-left="0.748030cm" fo:margin-top="0in" fo:margin-bottom="0in" style:writing-mode="lr"/>
      <style:text-properties style:font-name="Times New Roman" fo:font-size="12pt" fo:language="en" fo:country="US"/>
    </style:style>
    <style:style style:family="paragraph" style:name="P11" style:display-name="P11" style:list-style-name="L3">
      <style:paragraph-properties fo:text-indent="0.000000cm" fo:line-height="114%" fo:background-color="transparent" fo:margin-left="1.994916cm" fo:margin-top="0in" fo:margin-bottom="0in" style:writing-mode="lr"/>
      <style:text-properties fo:color="#000000" style:font-name="Arial" fo:font-size="9.89999961853027pt" fo:language="en" fo:country="US" fo:font-weight="normal" fo:text-transform="none"/>
    </style:style>
    <style:style style:family="paragraph" style:name="P12" style:display-name="P12" style:parent-style-name="Heading-2">
      <style:paragraph-properties fo:line-height="114%" fo:background-color="transparent" fo:margin-top="0.139in" fo:margin-bottom="0in" style:writing-mode="lr"/>
      <style:text-properties fo:color="#000000" style:font-name="Trebuchet MS" fo:font-size="11.25pt" fo:font-weight="bold" fo:text-transform="none"/>
    </style:style>
    <style:style style:family="paragraph" style:name="P13" style:display-name="P13" style:parent-style-name="Text-body">
      <style:text-properties fo:font-weight="normal"/>
    </style:style>
    <style:style style:family="paragraph" style:name="P14" style:display-name="P14" style:parent-style-name="Text-body">
      <style:paragraph-properties fo:line-height="114%" fo:background-color="transparent" fo:margin-top="0in" fo:margin-bottom="0in" fo:break-before="page" style:writing-mode="lr"/>
      <style:text-properties fo:color="#000000" style:font-name="Trebuchet MS" fo:font-size="18.5pt" fo:font-weight="normal" fo:text-transform="none"/>
    </style:style>
    <style:style style:family="paragraph" style:name="P15" style:display-name="P15" style:parent-style-name="Text-body">
      <style:paragraph-properties fo:text-indent="0in" fo:line-height="114%" fo:background-color="transparent" fo:margin-left="0.5in" fo:margin-right="0in" fo:margin-top="0in" fo:margin-bottom="0in" style:writing-mode="lr"/>
      <style:text-properties fo:color="#000000" style:font-name="Arial" fo:font-size="9.89999961853027pt" fo:font-weight="normal" fo:text-transform="none"/>
    </style:style>
    <style:style style:family="paragraph" style:name="P16" style:display-name="P16" style:parent-style-name="Text-body">
      <style:paragraph-properties fo:text-indent="0in" fo:line-height="114%" fo:background-color="transparent" fo:margin-left="1in" fo:margin-right="0in" fo:margin-top="0in" fo:margin-bottom="0in" style:writing-mode="lr"/>
      <style:text-properties fo:color="#000000" style:font-name="Arial" fo:font-size="9.89999961853027pt" fo:font-weight="normal" fo:text-transform="none"/>
    </style:style>
    <style:style style:family="paragraph" style:name="P17" style:display-name="P17" style:parent-style-name="Text-body">
      <style:paragraph-properties fo:text-indent="0in" fo:line-height="114%" fo:background-color="transparent" fo:margin-left="1in" fo:margin-right="0in" fo:margin-top="0in" fo:margin-bottom="0in" style:writing-mode="lr"/>
      <style:text-properties fo:color="#000000" style:font-name="Arial" fo:font-size="9.89999961853027pt" fo:font-weight="bold" fo:text-transform="none"/>
    </style:style>
    <style:style style:family="paragraph" style:name="P18" style:display-name="P18" style:parent-style-name="Text-body">
      <style:paragraph-properties fo:text-indent="0.5in" fo:line-height="114%" fo:background-color="transparent" fo:margin-left="1in" fo:margin-right="0in" fo:margin-top="0in" fo:margin-bottom="0in" style:writing-mode="lr"/>
      <style:text-properties fo:color="#000000" style:font-name="Arial" fo:font-size="9.89999961853027pt" fo:font-weight="normal" fo:text-transform="none"/>
    </style:style>
    <style:style style:family="paragraph" style:name="P19" style:display-name="P19" style:parent-style-name="Text-body">
      <style:paragraph-properties fo:text-indent="0in" fo:line-height="114%" fo:background-color="transparent" fo:margin-left="0.5in" fo:margin-right="0in" fo:margin-top="0in" fo:margin-bottom="0in" style:writing-mode="lr"/>
      <style:text-properties fo:color="#000000" style:font-name="Arial" fo:font-size="9.89999961853027pt" fo:font-weight="bold" fo:text-transform="none"/>
    </style:style>
    <style:style style:family="paragraph" style:name="P1" style:display-name="P1" style:parent-style-name="Text-body">
      <style:paragraph-properties fo:background-color="transparent"/>
      <style:text-properties fo:color="#000000" style:font-name="Trebuchet MS" fo:font-size="18.5pt" fo:font-weight="normal" fo:text-transform="none"/>
    </style:style>
    <style:style style:family="paragraph" style:name="P2" style:display-name="P2" style:parent-style-name="Text-body">
      <style:paragraph-properties fo:line-height="114%" fo:background-color="transparent" fo:margin-top="0in" fo:margin-bottom="0in" style:writing-mode="lr"/>
      <style:text-properties fo:color="#000000" style:font-name="Arial" fo:font-size="9.89999961853027pt" fo:font-weight="normal" fo:text-transform="none"/>
    </style:style>
    <style:style style:family="paragraph" style:name="P3" style:display-name="P3" style:parent-style-name="Heading-1">
      <style:paragraph-properties fo:line-height="114%" fo:background-color="transparent" fo:margin-top="0.139in" fo:margin-bottom="0in" style:writing-mode="lr"/>
      <style:text-properties fo:color="#000000" style:font-name="Trebuchet MS" fo:font-size="13.8500003814697pt" fo:font-weight="normal" fo:text-transform="none"/>
    </style:style>
    <style:style style:family="paragraph" style:name="P4" style:display-name="P4">
      <style:paragraph-properties fo:text-indent="0in" fo:line-height="114%" fo:background-color="transparent" fo:margin-left="0in" fo:margin-top="0in" fo:margin-bottom="0in" style:writing-mode="lr"/>
      <style:text-properties fo:color="#000000" style:font-name="Arial" fo:font-size="9.89999961853027pt" fo:language="en" fo:country="US" fo:font-weight="normal" fo:text-transform="none"/>
    </style:style>
    <style:style style:family="paragraph" style:name="P5" style:display-name="P5" style:list-style-name="L1">
      <style:paragraph-properties fo:text-indent="0.000000cm" fo:line-height="114%" fo:background-color="transparent" fo:margin-left="1.994916cm" fo:margin-top="0in" fo:margin-bottom="0in" style:writing-mode="lr"/>
      <style:text-properties fo:color="#000000" style:font-name="Arial" fo:font-size="9.89999961853027pt" fo:language="en" fo:country="US" fo:font-weight="normal" fo:text-transform="none"/>
    </style:style>
    <style:style style:family="paragraph" style:name="P6" style:display-name="P6" style:list-style-name="L1">
      <style:paragraph-properties fo:text-indent="0.000000cm" fo:line-height="114%" fo:background-color="transparent" fo:margin-left="3.242056cm" fo:margin-top="0in" fo:margin-bottom="0in" style:writing-mode="lr"/>
      <style:text-properties fo:color="#000000" style:font-name="Arial" fo:font-size="9.89999961853027pt" fo:language="en" fo:country="US" fo:font-weight="normal" fo:text-transform="none"/>
    </style:style>
    <style:style style:family="paragraph" style:name="P7" style:display-name="P7" style:list-style-name="L1">
      <style:paragraph-properties fo:text-indent="0.000000cm" fo:line-height="114%" fo:background-color="transparent" fo:margin-left="0.748030cm" fo:margin-top="0in" fo:margin-bottom="0in" style:writing-mode="lr"/>
      <style:text-properties fo:color="#000000" style:font-name="Arial" fo:font-size="9.89999961853027pt" fo:language="en" fo:country="US" fo:font-weight="normal" fo:text-transform="none"/>
    </style:style>
    <style:style style:family="paragraph" style:name="P8" style:display-name="P8" style:list-style-name="L2">
      <style:paragraph-properties fo:text-indent="0.000000cm" fo:line-height="114%" fo:background-color="transparent" fo:margin-left="0.748030cm" fo:margin-top="0in" fo:margin-bottom="0in" style:writing-mode="lr"/>
      <style:text-properties fo:color="#000000" style:font-name="Arial" fo:font-size="9.89999961853027pt" fo:language="en" fo:country="US" fo:font-weight="normal" fo:text-transform="none"/>
    </style:style>
    <style:style style:family="section" style:name="Sect1" style:display-name="Sect1"/>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1">
      <text:list-level-style-number text:level="2" style:num-format="1" text:display-levels="2">
        <style:list-level-properties fo:text-indent="0.000000cm" text:space-before="0cm" text:min-label-width="0.499110cm" fo:margin-left="1.994916cm"/>
      </text:list-level-style-number>
      <text:list-level-style-number text:level="3" style:num-format="1" text:display-levels="3">
        <style:list-level-properties fo:text-indent="0.000000cm" text:space-before="0cm" text:min-label-width="0.499110cm" fo:margin-left="3.242056cm"/>
      </text:list-level-style-number>
    </text:list-style>
    <text:list-style style:name="L2">
      <text:list-level-style-number text:level="1" style:num-format="1">
        <style:list-level-properties fo:text-indent="0.000000cm" text:space-before="0cm" text:min-label-width="0.499110cm" fo:margin-left="0.748030cm"/>
      </text:list-level-style-number>
    </text:list-style>
    <text:list-style style:name="L3">
      <text:list-level-style-number text:level="1" style:num-format="1">
        <style:list-level-properties fo:text-indent="0.000000cm" text:space-before="0cm" text:min-label-width="0.499110cm" fo:margin-left="0.748030cm"/>
      </text:list-level-style-number>
      <text:list-level-style-number text:level="2" style:num-format="1" text:display-levels="2">
        <style:list-level-properties fo:text-indent="0.000000cm" text:space-before="0cm" text:min-label-width="0.499110cm" fo:margin-left="1.994916cm"/>
      </text:list-level-style-number>
    </text:list-style>
  </office:automatic-styles>
  <office:body>
    <office:text>
      <text:section text:style-name="Sect1" text:name="Section1">
        <text:p text:style-name="P1"><text:bookmark-start text:name="docs-internal-guid-7d5cdad9-174d-df86-cb5b-81939cf5ceb5"/><text:bookmark-end text:name="docs-internal-guid-7d5cdad9-174d-df86-cb5b-81939cf5ceb5"/>LAB Setup</text:p>
        <text:p text:style-name="P2">In this lab, we will be getting our computers set up with Typescript, LESS, and Webstorm. We will cover the “why these?” question throughout the class.</text:p>
        <text:p text:style-name="Text-body"/>
        <text:p text:style-name="Text-body"/>
        <text:p text:style-name="P3"/>
        <text:p text:style-name="P4"> <text:s text:c="9"/>1. <text:s/>In your terminal install LESS by typing in:</text:p>
        <text:list text:style-name="L1">
          <text:list-item>
            <text:p text:style-name="P5">npm -g install less</text:p>
            <text:list>
              <text:list-item>
                <text:p text:style-name="P5">If this does not work, you may need to get superuser access to the account: </text:p>
                <text:list>
                  <text:list-item>
                    <text:p text:style-name="P6">Mac: In the terminal type the command: sudo su</text:p>
                  </text:list-item>
                  <text:list-item>
                    <text:p text:style-name="P6">PC: Click the start button/Accessories/Command Prompt/Run as Administrator</text:p>
                  </text:list-item>
                  <text:list-item>
                    <text:p text:style-name="P6">Redo the previous step</text:p>
                  </text:list-item>
                </text:list>
              </text:list-item>
            </text:list>
          </text:list-item>
          <text:list-item>
            <text:p text:style-name="P7">In your terminal install Typescript by typing in:</text:p>
            <text:list>
              <text:list-item>
                <text:p text:style-name="P5">npm -g instal typescript</text:p>
              </text:list-item>
            </text:list>
          </text:list-item>
          <text:list-item>
            <text:p text:style-name="P7">Open WebStorm</text:p>
          </text:list-item>
          <text:list-item>
            <text:p text:style-name="P7">In Webstorm we want to enable the watchers to compile the CSS and JS. Under File/Settings - 'watcher': delete TypeScript and LESS, then re-add TypeScript and LESS</text:p>
          </text:list-item>
        </text:list>
        <text:p text:style-name="P3">Test Watchers </text:p>
        <text:list text:style-name="L2">
          <text:list-item>
            <text:p text:style-name="P8">Using Webstorm, Open Directory of project in: <text:span text:style-name="T1">atut1/aCDN</text:span></text:p>
          </text:list-item>
          <text:list-item>
            <text:p text:style-name="P8">Open <text:span text:style-name="T1">style.less</text:span>, add a space or any css just to 'touch' the file. It should update and compile style.css</text:p>
          </text:list-item>
          <text:list-item>
            <text:p text:style-name="P8">Open <text:span text:style-name="T1">app.ts</text:span>, add space or any .js just to 'touch' the file. It should update and compile app.js.</text:p>
          </text:list-item>
          <text:list-item>
            <text:p text:style-name="P8">It is set up if the 'file watcher' in WebStorm updates the files.</text:p>
          </text:list-item>
        </text:list>
        <text:p text:style-name="Text-body"/>
        <text:p text:style-name="P3">Test Server </text:p>
        <text:list text:style-name="L3">
          <text:list-item>
            <text:p text:style-name="P9">Now open Chrome in incognito mode, and open JavaScript console (bonus: memorize this short cut)</text:p>
          </text:list-item>
          <text:list-item>
            <text:p text:style-name="P10"><text:span text:style-name="T2">Surf to</text:span><text:a xlink:href="http://localhost:8000/"> </text:a><text:a xlink:href="http://localhost:8000/"><text:span text:style-name="T3">http://localhost:8000</text:span></text:a><text:span text:style-name="T2"> and find atut1/ROOT to open index.html</text:span></text:p>
          </text:list-item>
          <text:list-item>
            <text:p text:style-name="P9">In Webstorm edit app.ts line 1:</text:p>
            <text:list>
              <text:list-item>
                <text:p text:style-name="P11">It says console.log ("ready 0.1")</text:p>
              </text:list-item>
              <text:list-item>
                <text:p text:style-name="P11">Change it to say (“ready 0.11”) or anything you like.</text:p>
              </text:list-item>
            </text:list>
          </text:list-item>
          <text:list-item>
            <text:p text:style-name="P9">Refresh your browser.</text:p>
            <text:list>
              <text:list-item>
                <text:p text:style-name="P11">The browser console should match what you have updated</text:p>
              </text:list-item>
            </text:list>
          </text:list-item>
          <text:list-item>
            <text:p text:style-name="P9">Note that python module called SimpleHTTPServer is serving whatever folder it's in. You should be in <text:span text:style-name="T1">atut1</text:span> folder.</text:p>
          </text:list-item>
        </text:list>
        <text:p text:style-name="Text-body"/>
        <text:p text:style-name="P2">Note: If you cannot get any of this to work, do not worry, the first lab is to set aside some time to get this working, but the more we get done ahead of time, the more time we can spend on useful teaching!</text:p>
        <text:p text:style-name="Text-body"/>
        <text:p text:style-name="Text-body"/>
        <text:p text:style-name="Text-body"/>
        <text:p text:style-name="P12">Optional:</text:p>
        <text:p text:style-name="P2">Rename ROOT/old.js to .ts and see if you can get type validation to kick in.</text:p>
        <text:p text:style-name="Text-body"/>
        <text:p text:style-name="P12">Optional:</text:p>
        <text:p text:style-name="P2">Dreamweaver: open view, add CSS</text:p>
        <text:p text:style-name="Text-body"/>
        <text:p text:style-name="P12">Optional:</text:p>
        <text:p text:style-name="P2">MaxCDN: account and deploy</text:p>
        <text:p text:style-name="P13"><text:line-break/></text:p>
        <text:p text:style-name="Normal"/>
        <text:p/>
        <text:p text:style-name="P14">LAB #1: Learn to Open A View </text:p>
        <text:p text:style-name="Text-body"/>
        <text:p text:style-name="P2">Lets do some programming! Pay special attention to the bolded functions:</text:p>
        <text:p text:style-name="Text-body"/>
        <text:p text:style-name="P2">In app.ts TYPE (do not copy / paste) the following code:</text:p>
        <text:p text:style-name="Text-body"/>
        <text:p text:style-name="P15">//LAB #1</text:p>
        <text:p text:style-name="P15">viewDir = '../aCDN/views/'</text:p>
        <text:p text:style-name="Text-body"/>
        <text:p text:style-name="P15">document.querySelector('#load1').addEventListener('click', onclickone)</text:p>
        <text:p text:style-name="P15">function onclickone() {</text:p>
        <text:p text:style-name="P16">console.log ("I just got clicked thank you")</text:p>
        <text:p text:style-name="P17">open('view1', 'kontainer', iloaded1)</text:p>
        <text:p text:style-name="P18">console.log("is it loaded?")</text:p>
        <text:p text:style-name="P15">}</text:p>
        <text:p text:style-name="Text-body"/>
        <text:p text:style-name="P19">function iloaded1(){</text:p>
        <text:p text:style-name="P20">console.log ("loaded1")</text:p>
        <text:p text:style-name="P15">}</text:p>
        <text:p text:style-name="Text-body"/>
        <text:p text:style-name="P15">var load2But = document.getElementById('load2')</text:p>
        <text:p text:style-name="P15">load2But.addEventListener('click', function() {</text:p>
        <text:p text:style-name="P16">console.log ("Test")</text:p>
        <text:p text:style-name="P17">open('view2', 'kontainer', iloaded2)</text:p>
        <text:p text:style-name="P15">})</text:p>
        <text:p text:style-name="Text-body"/>
        <text:p text:style-name="P19">function iloaded2(){</text:p>
        <text:p text:style-name="P15">console.log ("loaded2")</text:p>
        <text:p text:style-name="P15">}</text:p>
        <text:p text:style-name="Text-body"/>
        <text:p text:style-name="P2">Now run your app and see how the Open command works to fill the “kontainer” div with your the views.</text:p>
        <text:p text:style-name="P13"><text:line-break/><text:lin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rebuchet MS" svg:font-family="Trebuchet MS"/>
    <style:font-face style:name="Times New Roman" svg:font-family="Times New Roman"/>
  </office:font-face-decls>
  <office:styles>
    <style:default-style style:family="paragraph">
      <style:paragraph-properties style:tab-stop-distance="0.4925in"/>
    </style:default-style>
    <style:style style:family="text" style:name="Internet-link-text-text" style:display-name="Internet link_text_text" style:next-style-name="Internet-link-text-text">
      <style:text-properties fo:color="#000080" style:text-underline-type="single"/>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Normal" style:display-name="Normal"/>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Text-body" style:display-name="Text body" style:parent-style-name="Normal" style:next-style-name="Text-body">
      <style:paragraph-properties fo:margin-top="0in" fo:margin-bottom="0.0835in"/>
    </style:style>
    <style:style style:family="paragraph" style:name="Heading-1" style:display-name="Heading 1" style:parent-style-name="Heading" style:next-style-name="Text-body">
      <style:text-properties fo:font-size="16pt" fo:font-weight="bold"/>
    </style:style>
    <style:style style:family="paragraph" style:name="Heading-2" style:display-name="Heading 2" style:parent-style-name="Heading" style:next-style-name="Text-body">
      <style:text-properties style:font-name="Times New Roman" fo:font-size="18pt" fo:font-weight="bold"/>
    </style:style>
  </office:styles>
  <office:automatic-styles>
    <style:page-layout style:name="Standard">
      <style:page-layout-properties fo:page-width="8.500000in" fo:page-height="11.000000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creation-date>2013-07-24T15:09:05.45</meta:creation-date>
    <dc:date>2013-07-25T14:54:30</dc:date>
  </office:meta>
</office:document-meta>
</file>